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F4000002F437ACD21F3920B1CD.png" manifest:media-type="image/png"/>
  <manifest:file-entry manifest:full-path="Pictures/10003BF400004E2300004E23225DF249523FFEE1.pdf" manifest:media-type="application/pdf"/>
  <manifest:file-entry manifest:full-path="Pictures/10000000000001E60000018EA0361889C90CC63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0.75cm"/>
    </style:style>
    <style:style style:name="gr3" style:family="graphic" style:parent-style-name="standard">
      <style:graphic-properties draw:stroke="none" svg:stroke-color="#000000" draw:fill="none" draw:fill-color="#ffffff" fo:min-height="0.73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75cm"/>
      <style:paragraph-properties style:writing-mode="lr-tb"/>
    </style:style>
    <style:style style:name="gr5" style:family="graphic" style:parent-style-name="objectwithoutfill">
      <style:graphic-properties draw:stroke="solid" draw:stroke-dash="Dash" svg:stroke-width="0.028cm" draw:marker-start-width="0.242cm" draw:marker-end="Arrowheads_20_5" draw:marker-end-width="0.342cm" svg:stroke-linecap="butt" draw:fill="none" draw:textarea-vertical-align="middle" fo:padding-top="0.139cm" fo:padding-bottom="0.139cm" fo:padding-left="0.264cm" fo:padding-right="0.264cm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6pt"/>
    </style:style>
    <style:style style:name="P5" style:family="paragraph">
      <loext:graphic-properties draw:fill="none" draw:fill-color="#ffffff"/>
      <style:text-properties fo:font-size="16pt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988cm" svg:height="6.541cm" svg:x="1.1cm" svg:y="12.609cm">
          <draw:image xlink:href="Pictures/10000000000001E60000018EA0361889C90CC637.png" xlink:type="simple" xlink:show="embed" xlink:actuate="onLoad" draw:mime-type="image/png">
            <text:p/>
          </draw:image>
        </draw:frame>
        <draw:frame draw:style-name="gr1" draw:text-style-name="P1" draw:layer="layout" svg:width="11.5cm" svg:height="11.5cm" svg:x="4.35cm" svg:y="1.05cm">
          <draw:image xlink:href="Pictures/10003BF400004E2300004E23225DF249523FFEE1.pdf" xlink:type="simple" xlink:show="embed" xlink:actuate="onLoad" draw:mime-type="application/pdf">
            <text:p/>
          </draw:image>
          <draw:image xlink:href="Pictures/10000001000002F4000002F437ACD21F3920B1CD.png" xlink:type="simple" xlink:show="embed" xlink:actuate="onLoad" draw:mime-type="image/png"/>
        </draw:frame>
        <draw:frame draw:style-name="gr1" draw:text-style-name="P1" draw:layer="layout" svg:width="7.988cm" svg:height="6.541cm" svg:x="11.9cm" svg:y="12.61cm">
          <draw:image xlink:href="Pictures/10000000000001E60000018EA0361889C90CC637.png" xlink:type="simple" xlink:show="embed" xlink:actuate="onLoad" draw:mime-type="image/png">
            <text:p/>
          </draw:image>
        </draw:frame>
        <draw:custom-shape draw:style-name="gr2" draw:text-style-name="P2" draw:layer="layout" svg:width="1.25cm" svg:height="1cm" svg:x="4.35cm" svg:y="1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5cm" svg:height="1cm" svg:x="15.15cm" svg:y="16.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cm" svg:height="0.988cm" svg:x="4.5cm" svg:y="16.25cm">
          <draw:text-box>
            <text:p>Z</text:p>
          </draw:text-box>
        </draw:frame>
        <draw:frame draw:style-name="gr3" draw:text-style-name="P3" draw:layer="layout" svg:width="1.25cm" svg:height="0.988cm" svg:x="15.3cm" svg:y="16.15cm">
          <draw:text-box>
            <text:p>γ*</text:p>
          </draw:text-box>
        </draw:frame>
        <draw:frame draw:style-name="gr4" draw:text-style-name="P5" draw:layer="layout" svg:width="4.25cm" svg:height="1.725cm" svg:x="10.5cm" svg:y="2.357cm">
          <draw:text-box>
            <text:p text:style-name="P4">Drell-Yan</text:p>
          </draw:text-box>
        </draw:frame>
        <draw:line draw:style-name="gr5" draw:text-style-name="P6" draw:layer="layout" svg:x1="6.25cm" svg:y1="15.7cm" svg:x2="7.5cm" svg:y2="2.95cm">
          <text:p/>
        </draw:line>
        <draw:line draw:style-name="gr6" draw:text-style-name="P6" draw:layer="layout" svg:x1="16cm" svg:y1="15.45cm" svg:x2="11cm" svg:y2="9.4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40" svg:d="M0 40l10-40 10 40z"/>
    <draw:marker draw:name="Arrowheads_20_5" draw:display-name="Arrowheads 5" svg:viewBox="0 7 20 13" svg:d="M0 20l10-13 10 13z"/>
    <draw:stroke-dash draw:name="Dash" draw:style="rect" draw:dots1="1" draw:dots1-length="3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el" fo:country="GR" style:font-name-asian="Lucida Sans Unicode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18:28:52.965807350</meta:creation-date>
    <dc:date>2023-05-31T13:23:52.469455441</dc:date>
    <meta:editing-duration>PT16H58M54S</meta:editing-duration>
    <meta:editing-cycles>1</meta:editing-cycles>
    <meta:document-statistic meta:object-count="10"/>
    <meta:generator>LibreOffice/7.4.5.1$Linux_X86_64 LibreOffice_project/40$Build-1</meta:generator>
  </office:meta>
</office:document-meta>
</file>